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officeooo:rsid="001d96ea" officeooo:paragraph-rsid="001d96ea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1bedb0" officeooo:paragraph-rsid="001bedb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452cd" officeooo:paragraph-rsid="002452c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0552b" officeooo:paragraph-rsid="0020552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0552b" officeooo:paragraph-rsid="002452c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32b69" officeooo:paragraph-rsid="00232b6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ea9ca" officeooo:paragraph-rsid="001ea9c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1d9cf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8b933" officeooo:paragraph-rsid="001d9cf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652a1" officeooo:paragraph-rsid="001d9cf2" style:font-size-asian="21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578da" officeooo:paragraph-rsid="001d9cf2" style:font-size-asian="21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e316d" officeooo:paragraph-rsid="001e316d" style:font-size-asian="21pt" style:font-weight-asian="bold" style:font-size-complex="24pt" style:font-weight-complex="bold"/>
    </style:style>
    <style:style style:name="P13" style:family="paragraph" style:parent-style-name="Standard">
      <style:text-properties style:font-name="Courier New" fo:font-size="14pt" fo:font-weight="normal" officeooo:rsid="001bedb0" officeooo:paragraph-rsid="001bedb0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Courier New" fo:font-size="14pt" fo:font-weight="normal" officeooo:rsid="001d96ea" officeooo:paragraph-rsid="001d96e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4pt" style:text-underline-style="none" fo:font-weight="normal" officeooo:rsid="001ea9ca" officeooo:paragraph-rsid="001ea9ca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4pt" style:text-underline-style="none" fo:font-weight="normal" officeooo:rsid="0020552b" officeooo:paragraph-rsid="0020552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4pt" style:text-underline-style="none" fo:font-weight="normal" officeooo:rsid="00232b69" officeooo:paragraph-rsid="00232b69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4pt" style:text-underline-style="none" fo:font-weight="normal" officeooo:rsid="002452cd" officeooo:paragraph-rsid="002452cd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Courier New" fo:font-size="14pt" fo:font-weight="normal" officeooo:rsid="001bedb0" officeooo:paragraph-rsid="001bedb0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Courier New" fo:font-size="14pt" fo:font-weight="normal" officeooo:rsid="001bedb0" officeooo:paragraph-rsid="00293da4" style:font-size-asian="14pt" style:font-weight-asian="normal" style:font-size-complex="14pt" style:font-weight-complex="normal"/>
    </style:style>
    <style:style style:name="T1" style:family="text">
      <style:text-properties officeooo:rsid="0008b933"/>
    </style:style>
    <style:style style:name="T2" style:family="text">
      <style:text-properties officeooo:rsid="001b71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SSIGNMENT – <text:span text:style-name="T2">11</text:span>:</text:p>
      <text:p text:style-name="P12">GRAPH TRAVERSAL : BFS &amp; DFS</text:p>
      <text:p text:style-name="P11"/>
      <text:p text:style-name="P9">Mahesh Bharadwaj K</text:p>
      <text:p text:style-name="P8">185001<text:span text:style-name="T1">089</text:span></text:p>
      <text:p text:style-name="P8"/>
      <text:p text:style-name="P7">#Vertex.h</text:p>
      <text:p text:style-name="P15">typedef struct Vertex{</text:p>
      <text:p text:style-name="P15"><text:tab/>char v;</text:p>
      <text:p text:style-name="P15"><text:tab/>char adj[10];</text:p>
      <text:p text:style-name="P15"><text:tab/>unsigned visited:1;</text:p>
      <text:p text:style-name="P15">}Vertex;</text:p>
      <text:p text:style-name="P15"/>
      <text:p text:style-name="P15">typedef Vertex Graph[30];</text:p>
      <text:p text:style-name="P15"/>
      <text:p text:style-name="P15">Vertex getVertex(){</text:p>
      <text:p text:style-name="P15"><text:tab/>Vertex vertex;</text:p>
      <text:p text:style-name="P15"><text:tab/>char adj[10];</text:p>
      <text:p text:style-name="P15"><text:tab/>char v; </text:p>
      <text:p text:style-name="P15"><text:tab/>vertex.visited = 0;</text:p>
      <text:p text:style-name="P15"><text:tab/></text:p>
      <text:p text:style-name="P15"><text:tab/>printf("Enter the vertex: ");</text:p>
      <text:p text:style-name="P15"><text:tab/>scanf("%c",&amp;v);</text:p>
      <text:p text:style-name="P15"><text:tab/>getchar();</text:p>
      <text:p text:style-name="P15"><text:tab/>printf("Enter the verices adjacent to vertex: ");</text:p>
      <text:p text:style-name="P15"><text:tab/>scanf("%[^\n]",adj);</text:p>
      <text:p text:style-name="P15"><text:tab/>getchar();</text:p>
      <text:p text:style-name="P15"/>
      <text:p text:style-name="P15"><text:tab/>vertex.v = v;</text:p>
      <text:p text:style-name="P15"><text:tab/>strcpy(vertex.adj,adj);</text:p>
      <text:p text:style-name="P15"/>
      <text:p text:style-name="P15"><text:tab/>return vertex;</text:p>
      <text:p text:style-name="P15">}</text:p>
      <text:p text:style-name="P3">==========================================================</text:p>
      <text:p text:style-name="P4"/>
      <text:p text:style-name="P4">#Queue.h</text:p>
      <text:p text:style-name="P16">typedef Vertex Data;</text:p>
      <text:p text:style-name="P16"/>
      <text:p text:style-name="P16">typedef struct QueueNode{</text:p>
      <text:p text:style-name="P16"><text:tab/>Data d;</text:p>
      <text:p text:style-name="P16"><text:tab/>struct QueueNode * next ;</text:p>
      <text:p text:style-name="P16">}QueueNode;</text:p>
      <text:p text:style-name="P16"/>
      <text:p text:style-name="P16"><text:soft-page-break/></text:p>
      <text:p text:style-name="P16">typedef QueueNode * Queue;</text:p>
      <text:p text:style-name="P16"/>
      <text:p text:style-name="P16">int isEmptyQ(Queue front,Queue rear){</text:p>
      <text:p text:style-name="P16"><text:tab/>if(front == 0 || rear == 0)</text:p>
      <text:p text:style-name="P16"><text:tab/><text:tab/>return 1;</text:p>
      <text:p text:style-name="P16"><text:tab/>return 0;</text:p>
      <text:p text:style-name="P16">}</text:p>
      <text:p text:style-name="P16"/>
      <text:p text:style-name="P16">void enqueue(Queue *front,Queue *rear,Data d){</text:p>
      <text:p text:style-name="P16"><text:tab/></text:p>
      <text:p text:style-name="P16"><text:tab/>QueueNode * tmp = (QueueNode*)malloc(sizeof(QueueNode));</text:p>
      <text:p text:style-name="P16"><text:tab/>tmp -&gt; d = d;</text:p>
      <text:p text:style-name="P16"><text:tab/>tmp -&gt; next = NULL;</text:p>
      <text:p text:style-name="P16"/>
      <text:p text:style-name="P16"><text:tab/>if(isEmptyQ(*front,*rear))</text:p>
      <text:p text:style-name="P16"><text:tab/><text:tab/>(*front) = (*rear) = tmp;</text:p>
      <text:p text:style-name="P16"><text:tab/>else{</text:p>
      <text:p text:style-name="P16"><text:tab/><text:tab/>(*rear) -&gt; next = tmp;</text:p>
      <text:p text:style-name="P16"><text:tab/><text:tab/>(*rear) = tmp;</text:p>
      <text:p text:style-name="P16"><text:tab/>}</text:p>
      <text:p text:style-name="P16"/>
      <text:p text:style-name="P16">}</text:p>
      <text:p text:style-name="P16"/>
      <text:p text:style-name="P16">Data dequeue(Queue * front,Queue * rear){</text:p>
      <text:p text:style-name="P16"><text:tab/>Vertex rval;</text:p>
      <text:p text:style-name="P16"><text:tab/>strcpy(rval.adj,"");</text:p>
      <text:p text:style-name="P16"/>
      <text:p text:style-name="P16"><text:tab/>QueueNode * tmp;</text:p>
      <text:p text:style-name="P16"/>
      <text:p text:style-name="P16"><text:tab/>if(isEmptyQ(*front,*rear)){</text:p>
      <text:p text:style-name="P16"><text:tab/><text:tab/>printf("Queue Empty!\n");</text:p>
      <text:p text:style-name="P16"><text:tab/><text:tab/>return rval;</text:p>
      <text:p text:style-name="P16"><text:tab/>}</text:p>
      <text:p text:style-name="P16"/>
      <text:p text:style-name="P16"><text:tab/>rval = (*front) -&gt; d;</text:p>
      <text:p text:style-name="P16"><text:tab/>tmp = (*front);</text:p>
      <text:p text:style-name="P16"/>
      <text:p text:style-name="P16"><text:tab/>if( (*front) == (*rear) )</text:p>
      <text:p text:style-name="P16"><text:tab/><text:tab/>(*front) = (*rear) = 0;</text:p>
      <text:p text:style-name="P16"><text:tab/>else</text:p>
      <text:p text:style-name="P16"><text:tab/><text:tab/>(*front) = (*front) -&gt; next;</text:p>
      <text:p text:style-name="P16"><text:tab/></text:p>
      <text:p text:style-name="P16"><text:tab/></text:p>
      <text:p text:style-name="P16"><text:soft-page-break/><text:tab/>free(tmp);</text:p>
      <text:p text:style-name="P16"><text:tab/>return rval;</text:p>
      <text:p text:style-name="P16">}</text:p>
      <text:p text:style-name="P3">==========================================================</text:p>
      <text:p text:style-name="P5"/>
      <text:p text:style-name="P5">#Stack.h</text:p>
      <text:p text:style-name="P16">typedef Vertex Data;</text:p>
      <text:p text:style-name="P16"/>
      <text:p text:style-name="P16">typedef struct StackNode{</text:p>
      <text:p text:style-name="P16"><text:tab/>Data d;</text:p>
      <text:p text:style-name="P16"><text:tab/>struct StackNode * next;</text:p>
      <text:p text:style-name="P16">}StackNode;</text:p>
      <text:p text:style-name="P16"/>
      <text:p text:style-name="P16">typedef StackNode* Stack;</text:p>
      <text:p text:style-name="P16"/>
      <text:p text:style-name="P16">Stack createEmptyStack(){</text:p>
      <text:p text:style-name="P16"><text:tab/>return 0;</text:p>
      <text:p text:style-name="P16">}</text:p>
      <text:p text:style-name="P16"/>
      <text:p text:style-name="P16">int isEmptyStack(Stack top){</text:p>
      <text:p text:style-name="P16"><text:tab/>return top == 0;</text:p>
      <text:p text:style-name="P16">}</text:p>
      <text:p text:style-name="P16"/>
      <text:p text:style-name="P16">void push(Stack * top,Data d){</text:p>
      <text:p text:style-name="P16"><text:tab/>StackNode * tmp = (StackNode*)malloc(sizeof(StackNode));</text:p>
      <text:p text:style-name="P16"><text:tab/>tmp -&gt; d = d;</text:p>
      <text:p text:style-name="P16"><text:tab/>tmp -&gt; next = 0;</text:p>
      <text:p text:style-name="P16"><text:tab/>if(!isEmptyStack(*top))</text:p>
      <text:p text:style-name="P16"><text:tab/><text:tab/>tmp -&gt; next = (*top);</text:p>
      <text:p text:style-name="P16"><text:tab/>(*top) = tmp;</text:p>
      <text:p text:style-name="P16">}</text:p>
      <text:p text:style-name="P16"/>
      <text:p text:style-name="P16">Data pop(Stack * top){</text:p>
      <text:p text:style-name="P16"><text:tab/>Data rval;</text:p>
      <text:p text:style-name="P16"><text:tab/>strcpy(rval.adj,"");</text:p>
      <text:p text:style-name="P16"/>
      <text:p text:style-name="P16"><text:tab/>if(isEmptyStack(*top))</text:p>
      <text:p text:style-name="P16"><text:tab/><text:tab/>return rval;</text:p>
      <text:p text:style-name="P16"/>
      <text:p text:style-name="P16"><text:tab/>rval = (*top) -&gt; d;</text:p>
      <text:p text:style-name="P16"><text:tab/>StackNode * tmp = *top;</text:p>
      <text:p text:style-name="P16"><text:tab/>*top = (*top) -&gt; next;</text:p>
      <text:p text:style-name="P16"><text:tab/>free(tmp);</text:p>
      <text:p text:style-name="P16"><text:tab/>return rval;</text:p>
      <text:p text:style-name="P16"><text:soft-page-break/>}</text:p>
      <text:p text:style-name="P16"/>
      <text:p text:style-name="P16">Data peek(Stack top){</text:p>
      <text:p text:style-name="P16"><text:tab/>return top -&gt; d; </text:p>
      <text:p text:style-name="P16">}</text:p>
      <text:p text:style-name="P16"/>
      <text:p text:style-name="P16"/>
      <text:p text:style-name="P16">void displayStack(Stack top){</text:p>
      <text:p text:style-name="P16"><text:tab/>StackNode * tmp = top;</text:p>
      <text:p text:style-name="P16"><text:tab/>if(isEmptyStack(top)){</text:p>
      <text:p text:style-name="P16"><text:tab/><text:tab/>printf("Empty Stack!");</text:p>
      <text:p text:style-name="P16"><text:tab/><text:tab/>return;</text:p>
      <text:p text:style-name="P16"><text:tab/>}</text:p>
      <text:p text:style-name="P16"><text:tab/>while(tmp){</text:p>
      <text:p text:style-name="P16"><text:tab/><text:tab/>printf("%c ",tmp -&gt; d.v);</text:p>
      <text:p text:style-name="P16"><text:tab/><text:tab/>tmp = tmp -&gt; next;</text:p>
      <text:p text:style-name="P16"><text:tab/>}</text:p>
      <text:p text:style-name="P16"><text:tab/>printf("\n");</text:p>
      <text:p text:style-name="P16">}</text:p>
      <text:p text:style-name="P4"/>
      <text:p text:style-name="P6">#GraphTraversal.h</text:p>
      <text:p text:style-name="P17">int find(Graph g,int size,const char C){</text:p>
      <text:p text:style-name="P17"><text:tab/>for(int i = 0 ; i &lt; size ; i++)</text:p>
      <text:p text:style-name="P17"><text:tab/><text:tab/>if(g[i].v == C)//Match Found</text:p>
      <text:p text:style-name="P17"><text:tab/><text:tab/><text:tab/>return i;</text:p>
      <text:p text:style-name="P17"><text:tab/>return -1;</text:p>
      <text:p text:style-name="P17">}</text:p>
      <text:p text:style-name="P17"/>
      <text:p text:style-name="P17"/>
      <text:p text:style-name="P17">void DFS(Graph g,int size,Vertex start){</text:p>
      <text:p text:style-name="P17"><text:tab/>if(strcmp(start.adj,"-") == 0)</text:p>
      <text:p text:style-name="P17"><text:tab/><text:tab/>return;</text:p>
      <text:p text:style-name="P17"/>
      <text:p text:style-name="P17"><text:tab/>Stack s = createEmptyStack();</text:p>
      <text:p text:style-name="P17"><text:tab/>char adj[10];</text:p>
      <text:p text:style-name="P17"><text:tab/>push(&amp;s,start);</text:p>
      <text:p text:style-name="P17"><text:tab/>Vertex tmp;</text:p>
      <text:p text:style-name="P17"/>
      <text:p text:style-name="P17"><text:tab/>while(!isEmptyStack(s)){</text:p>
      <text:p text:style-name="P17"><text:tab/><text:tab/>tmp = pop(&amp;s);</text:p>
      <text:p text:style-name="P17"><text:tab/><text:tab/>if(g[find(g,size,tmp.v)].visited == 0){</text:p>
      <text:p text:style-name="P17"><text:tab/><text:tab/><text:tab/>g[find(g,size,tmp.v)].visited = 1;</text:p>
      <text:p text:style-name="P17"><text:tab/><text:tab/><text:tab/>printf("%c\t",tmp.v);</text:p>
      <text:p text:style-name="P17"><text:tab/><text:tab/>}</text:p>
      <text:p text:style-name="P17"><text:tab/><text:tab/>else</text:p>
      <text:p text:style-name="P17"><text:soft-page-break/><text:tab/><text:tab/> continue;<text:tab/></text:p>
      <text:p text:style-name="P17"><text:tab/><text:tab/></text:p>
      <text:p text:style-name="P17"><text:tab/><text:tab/>strcpy(adj,tmp.adj);</text:p>
      <text:p text:style-name="P17"/>
      <text:p text:style-name="P17"><text:tab/><text:tab/>if(adj[0] =='-')</text:p>
      <text:p text:style-name="P17"><text:tab/><text:tab/><text:tab/>continue;<text:tab/><text:tab/></text:p>
      <text:p text:style-name="P17"><text:tab/></text:p>
      <text:p text:style-name="P17"><text:tab/><text:tab/>for(int i = 0 ; adj[i] ; i++)</text:p>
      <text:p text:style-name="P17"><text:tab/><text:tab/><text:tab/>if(adj[i] == ' ')</text:p>
      <text:p text:style-name="P17"><text:tab/><text:tab/><text:tab/><text:tab/>continue;</text:p>
      <text:p text:style-name="P17"><text:tab/><text:tab/><text:tab/>else</text:p>
      <text:p text:style-name="P17"><text:tab/><text:tab/><text:tab/><text:tab/>push(&amp;s,g[find(g,size,adj[i])]);</text:p>
      <text:p text:style-name="P17"><text:tab/>}</text:p>
      <text:p text:style-name="P17">}</text:p>
      <text:p text:style-name="P17"/>
      <text:p text:style-name="P17">void BFS(Graph g,int size,Vertex start){</text:p>
      <text:p text:style-name="P17"><text:tab/>if(strcmp(start.adj,"-") == 0)</text:p>
      <text:p text:style-name="P17"><text:tab/><text:tab/>return;</text:p>
      <text:p text:style-name="P17"/>
      <text:p text:style-name="P17"><text:tab/>char adj[10];</text:p>
      <text:p text:style-name="P17"><text:tab/>Queue front = 0, rear = 0;<text:tab/></text:p>
      <text:p text:style-name="P17"><text:tab/>enqueue(&amp;front,&amp;rear,start);</text:p>
      <text:p text:style-name="P17"><text:tab/>Vertex temp;</text:p>
      <text:p text:style-name="P17"/>
      <text:p text:style-name="P17"><text:tab/>while(!isEmptyQ(front,rear)){</text:p>
      <text:p text:style-name="P17"><text:tab/><text:tab/>temp = dequeue(&amp;front,&amp;rear);</text:p>
      <text:p text:style-name="P17"><text:tab/><text:tab/></text:p>
      <text:p text:style-name="P17"><text:tab/><text:tab/>if(g[find(g,size,temp.v)].visited == 1)</text:p>
      <text:p text:style-name="P17"><text:tab/><text:tab/><text:tab/>continue;</text:p>
      <text:p text:style-name="P17"><text:tab/><text:tab/></text:p>
      <text:p text:style-name="P17"><text:tab/><text:tab/>printf("%c\t",temp.v);</text:p>
      <text:p text:style-name="P17"><text:tab/><text:tab/>g[find(g,size,temp.v)].visited = 1;</text:p>
      <text:p text:style-name="P17"><text:tab/><text:tab/></text:p>
      <text:p text:style-name="P17"><text:tab/><text:tab/>strcpy(adj,temp.adj);</text:p>
      <text:p text:style-name="P17"><text:tab/><text:tab/>if(strcmp(temp.adj,"-") == 0)</text:p>
      <text:p text:style-name="P17"><text:tab/><text:tab/><text:tab/>continue;</text:p>
      <text:p text:style-name="P17"><text:tab/><text:tab/></text:p>
      <text:p text:style-name="P17"><text:tab/><text:tab/>for(int i = 0 ; adj[i] ; i++){</text:p>
      <text:p text:style-name="P17"><text:tab/><text:tab/><text:tab/>if(adj[i] == ' ')</text:p>
      <text:p text:style-name="P17"><text:tab/><text:tab/><text:tab/><text:tab/>continue;</text:p>
      <text:p text:style-name="P17"><text:tab/><text:tab/><text:tab/>if( g[find(g,size,adj[i])].visited == 1)</text:p>
      <text:p text:style-name="P17"><text:tab/><text:tab/><text:tab/><text:tab/><text:tab/>continue;<text:tab/></text:p>
      <text:p text:style-name="P17"><text:tab/><text:tab/><text:tab/>else</text:p>
      <text:p text:style-name="P17"><text:tab/><text:tab/><text:tab/><text:tab/>enqueue(&amp;front,&amp;rear,g[find(g,size,adj[i])]);<text:tab/></text:p>
      <text:p text:style-name="P17"><text:soft-page-break/><text:tab/><text:tab/>}</text:p>
      <text:p text:style-name="P17"><text:tab/>}</text:p>
      <text:p text:style-name="P17">}</text:p>
      <text:p text:style-name="P3">==========================================================</text:p>
      <text:p text:style-name="P5"/>
      <text:p text:style-name="P3">#Main.c</text:p>
      <text:p text:style-name="P18">#include &lt;stdlib.h&gt;</text:p>
      <text:p text:style-name="P18">#include &lt;stdio.h&gt;</text:p>
      <text:p text:style-name="P18">#include &lt;string.h&gt;</text:p>
      <text:p text:style-name="P18"/>
      <text:p text:style-name="P18">#include "Vertex.h"</text:p>
      <text:p text:style-name="P18">#include "Queue.h"</text:p>
      <text:p text:style-name="P18">#include "Stack.h"</text:p>
      <text:p text:style-name="P18">#include "GraphTraversal.h"</text:p>
      <text:p text:style-name="P18"/>
      <text:p text:style-name="P18"/>
      <text:p text:style-name="P18"/>
      <text:p text:style-name="P18"/>
      <text:p text:style-name="P18"/>
      <text:p text:style-name="P18">char *Strrev(char *str)</text:p>
      <text:p text:style-name="P18">{</text:p>
      <text:p text:style-name="P18"><text:s text:c="6"/>char *p1, *p2;</text:p>
      <text:p text:style-name="P18"/>
      <text:p text:style-name="P18"><text:s text:c="6"/>if (! str || ! *str)</text:p>
      <text:p text:style-name="P18"><text:s text:c="12"/>return str;</text:p>
      <text:p text:style-name="P18"><text:s text:c="6"/>for (p1 = str, p2 = str + strlen(str) - 1; p2 &gt; p1; <text:tab/><text:tab/>++p1, --p2){</text:p>
      <text:p text:style-name="P18"><text:s text:c="12"/>*p1 ^= *p2;</text:p>
      <text:p text:style-name="P18"><text:s text:c="12"/>*p2 ^= *p1;</text:p>
      <text:p text:style-name="P18"><text:s text:c="12"/>*p1 ^= *p2;</text:p>
      <text:p text:style-name="P18"><text:s text:c="6"/>}</text:p>
      <text:p text:style-name="P18"><text:s text:c="6"/>return str;</text:p>
      <text:p text:style-name="P18">}</text:p>
      <text:p text:style-name="P18"/>
      <text:p text:style-name="P18">int main(void){</text:p>
      <text:p text:style-name="P18"><text:tab/>Graph g1,g2;</text:p>
      <text:p text:style-name="P18"><text:tab/>int size;</text:p>
      <text:p text:style-name="P18"><text:tab/>Vertex start;</text:p>
      <text:p text:style-name="P18"/>
      <text:p text:style-name="P18"><text:tab/>printf("ENTER THE GRAPH:\n");</text:p>
      <text:p text:style-name="P18"><text:tab/>printf("Enter the number of vertices: ");</text:p>
      <text:p text:style-name="P18"><text:tab/>scanf("%d",&amp;size);getchar();</text:p>
      <text:p text:style-name="P18"/>
      <text:p text:style-name="P18"><text:tab/>for(int i = 0 ; i &lt; size; i++){</text:p>
      <text:p text:style-name="P18"><text:tab/><text:tab/>g1[i] = getVertex();</text:p>
      <text:p text:style-name="P18"><text:soft-page-break/><text:tab/><text:tab/>if(i == 0)</text:p>
      <text:p text:style-name="P18"><text:tab/><text:tab/><text:tab/>start = g1[i];</text:p>
      <text:p text:style-name="P18"><text:tab/>}</text:p>
      <text:p text:style-name="P18"/>
      <text:p text:style-name="P18"><text:tab/></text:p>
      <text:p text:style-name="P18"><text:tab/>printf("BFS OUTPUT:\n");</text:p>
      <text:p text:style-name="P18"><text:tab/>BFS(g1,size,start);</text:p>
      <text:p text:style-name="P18"><text:tab/></text:p>
      <text:p text:style-name="P18"><text:tab/>for(int i = 0 ; i &lt; size ; i++){</text:p>
      <text:p text:style-name="P18"><text:tab/><text:tab/>g1[i].visited = 0;</text:p>
      <text:p text:style-name="P18"><text:tab/><text:tab/>Strrev(g1[i].adj);</text:p>
      <text:p text:style-name="P18"><text:tab/>}</text:p>
      <text:p text:style-name="P18"><text:tab/>start = g1[0];</text:p>
      <text:p text:style-name="P18"/>
      <text:p text:style-name="P18"><text:tab/>printf("\nDFS OUTPUT:\n");</text:p>
      <text:p text:style-name="P18"><text:tab/>DFS(g1,size,start);</text:p>
      <text:p text:style-name="P18"/>
      <text:p text:style-name="P18">}</text:p>
      <text:p text:style-name="P5"/>
      <text:p text:style-name="P2">OUTPUT:</text:p>
      <text:p text:style-name="P13">(base) mahesh@Mahesh-PC:~/Documents/DataStructuresLab/Assignment-11$ ./main</text:p>
      <text:p text:style-name="P13">ENTER THE GRAPH:</text:p>
      <text:p text:style-name="P13">Enter the number of vertices: 5</text:p>
      <text:p text:style-name="P13">Enter the vertex: A</text:p>
      <text:p text:style-name="P13">Enter the verices adjacent to vertex: B C E</text:p>
      <text:p text:style-name="P13">Enter the vertex: B</text:p>
      <text:p text:style-name="P13">Enter the verices adjacent to vertex: A D E</text:p>
      <text:p text:style-name="P13">Enter the vertex: C</text:p>
      <text:p text:style-name="P13">Enter the verices adjacent to vertex: A</text:p>
      <text:p text:style-name="P13">Enter the vertex: D</text:p>
      <text:p text:style-name="P13">Enter the verices adjacent to vertex: B</text:p>
      <text:p text:style-name="P13">Enter the vertex: E</text:p>
      <text:p text:style-name="P13">Enter the verices adjacent to vertex: A B</text:p>
      <text:p text:style-name="P13"/>
      <text:p text:style-name="P13">BFS OUTPUT:</text:p>
      <text:p text:style-name="P13">A<text:tab/>B<text:tab/>C<text:tab/>E<text:tab/>D<text:tab/></text:p>
      <text:p text:style-name="P13">DFS OUTPUT:</text:p>
      <text:p text:style-name="P13">A<text:tab/>B<text:tab/>D<text:tab/>E<text:tab/>C<text:tab/></text:p>
      <text:p text:style-name="P13"/>
      <text:p text:style-name="P20">---------------------------------------------------------</text:p>
      <text:p text:style-name="P20"><text:s/>mahesh@Mahesh-PC:~/Documents/DataStructuresLab/Assignment-11$ ./main</text:p>
      <text:p text:style-name="P13"><text:soft-page-break/>ENTER THE GRAPH:</text:p>
      <text:p text:style-name="P13">Enter the number of vertices: 5</text:p>
      <text:p text:style-name="P13">Enter the vertex: 0</text:p>
      <text:p text:style-name="P13">Enter the verices adjacent to vertex: 1</text:p>
      <text:p text:style-name="P13">Enter the vertex: 1</text:p>
      <text:p text:style-name="P13">Enter the verices adjacent to vertex: 2</text:p>
      <text:p text:style-name="P13">Enter the vertex: 2</text:p>
      <text:p text:style-name="P13">Enter the verices adjacent to vertex: 3 4</text:p>
      <text:p text:style-name="P13">Enter the vertex: 3 </text:p>
      <text:p text:style-name="P13">Enter the verices adjacent to vertex: 0</text:p>
      <text:p text:style-name="P13">Enter the vertex: 4</text:p>
      <text:p text:style-name="P13">Enter the verices adjacent to vertex: 2</text:p>
      <text:p text:style-name="P13">BFS OUTPUT:</text:p>
      <text:p text:style-name="P13">0<text:tab/>1<text:tab/>2<text:tab/>3<text:tab/>4<text:tab/></text:p>
      <text:p text:style-name="P13">DFS OUTPUT:</text:p>
      <text:p text:style-name="P14">0<text:tab/>1<text:tab/>2<text:tab/>3<text:tab/>4</text:p>
      <text:p text:style-name="P14"/>
      <text:p text:style-name="P1">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0:34:36.628366984</meta:creation-date>
    <dc:date>2019-09-22T20:39:05.535014292</dc:date>
    <meta:editing-duration>PT15M34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8" meta:paragraph-count="265" meta:word-count="735" meta:character-count="5270" meta:non-whitespace-character-count="4454"/>
  </office:meta>
</office:document-meta>
</file>